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P37" style:family="paragraph" style:parent-style-name="Standard" style:list-style-name="L7">
      <style:text-properties officeooo:rsid="005f0944" officeooo:paragraph-rsid="005f0944"/>
    </style:style>
    <style:style style:name="P38" style:family="paragraph" style:parent-style-name="Standard" style:list-style-name="L7">
      <style:text-properties officeooo:rsid="00657312" officeooo:paragraph-rsid="00657312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d0e1f"/>
    </style:style>
    <style:style style:name="T21" style:family="text">
      <style:text-properties officeooo:rsid="00649643"/>
    </style:style>
    <style:style style:name="T22" style:family="text">
      <style:text-properties officeooo:rsid="006694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947712667033586516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6048102426226372485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233827494911313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6581592819453697629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199320310792194610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6937888073062427132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<text:soft-page-break/>A Component is <text:span text:style-name="T10">in a composition-relation to ServiceEffectSpecification since the latter can only exist with a component. </text:span></text:p>
        </text:list-item>
      </text:list>
      <text:p text:style-name="P8"/>
      <text:p text:style-name="P8"/>
      <text:p text:style-name="P8"/>
      <text:p text:style-name="P4">instantiability:</text:p>
      <text:p text:style-name="P1"/>
      <text:list xml:id="list1938585007347584345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743476300347415822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0">our r</text:span>efactorings for c)</text:p>
      <text:list xml:id="list233826731053539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0">d</text:span> “interface” had to be renamed “interFace” due to collision with ocl’s reserved keyword “<text:span text:style-name="T20">interface” </text:span></text:p>
        </text:list-item>
        <text:list-item>
          <text:p text:style-name="P37">Problem: In the generated editor, it is possible to generat<text:span text:style-name="T22">e</text:span> meta-model instances of certain classes as children of another meta-class. <text:span text:style-name="T21">It can be a problem if <text:s/>a simple reference is intended </text:span></text:p>
        </text:list-item>
        <text:list-item>
          <text:p text:style-name="P38"><text:soft-page-break/>Added outwardLink-Collection as Attribute to MetaClass Container, which contains Links in which the container is part in. We added outwardAssemblyConnectors to Meta-Class AssemblyContext , a collection AssemblyConnectors in which the AssemblyContext-Instance is part in. These attributes are necessary to ensure that two AssemblyContext-Instances, that are connected by an AssemblyConnector are allocated to the same Container or their Containers are linked. 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25T23:38:26.401833931</dc:date>
    <meta:editing-duration>PT7H6M39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806" meta:character-count="5694" meta:non-whitespace-character-count="4938"/>
  </office:meta>
</office:document-meta>
</file>